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>
      <style:table-properties style:width="16.563cm" fo:margin-left="0.014cm" fo:margin-right="0.014cm" table:align="margins" style:writing-mode="lr-tb"/>
    </style:style>
    <style:style style:name="Tableau1.A" style:family="table-column">
      <style:table-column-properties style:column-width="16.563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563cm" fo:margin-left="0.014cm" fo:margin-right="0.014cm" table:align="margins" style:writing-mode="lr-tb"/>
    </style:style>
    <style:style style:name="Tableau2.A" style:family="table-column">
      <style:table-column-properties style:column-width="16.563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591cm" table:align="margins" style:writing-mode="lr-tb"/>
    </style:style>
    <style:style style:name="Tableau3.A" style:family="table-column">
      <style:table-column-properties style:column-width="16.591cm" style:rel-column-width="65535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6.591cm" table:align="margins" style:writing-mode="lr-tb"/>
    </style:style>
    <style:style style:name="Tableau4.A" style:family="table-column">
      <style:table-column-properties style:column-width="16.591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6.591cm" table:align="margins" style:writing-mode="lr-tb"/>
    </style:style>
    <style:style style:name="Tableau5.A" style:family="table-column">
      <style:table-column-properties style:column-width="16.591cm" style:rel-column-width="65535*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6.591cm" table:align="margins" style:writing-mode="lr-tb"/>
    </style:style>
    <style:style style:name="Tableau6.A" style:family="table-column">
      <style:table-column-properties style:column-width="16.591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6.591cm" table:align="margins" style:writing-mode="lr-tb"/>
    </style:style>
    <style:style style:name="Tableau7.A" style:family="table-column">
      <style:table-column-properties style:column-width="8.296cm" style:rel-column-width="32767*"/>
    </style:style>
    <style:style style:name="Tableau7.B" style:family="table-column">
      <style:table-column-properties style:column-width="8.296cm" style:rel-column-width="32768*"/>
    </style:style>
    <style:style style:name="Tableau7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text-properties style:text-underline-style="none" fo:font-weight="bold" style:font-weight-asian="bold" style:font-weight-complex="bold"/>
    </style:style>
    <style:style style:name="P9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10" style:family="paragraph" style:parent-style-name="Standard2">
      <style:text-properties fo:font-weight="bold" style:font-weight-asian="bold" style:font-weight-complex="bold"/>
    </style:style>
    <style:style style:name="P11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Standard" style:master-page-name="Standard">
      <style:paragraph-properties fo:text-align="center" style:justify-single-word="false" style:page-number="1"/>
      <style:text-properties style:font-name="Tahoma1" fo:font-size="14pt" style:text-underline-style="solid" style:text-underline-width="auto" style:text-underline-color="font-color" fo:font-weight="bold" style:font-size-asian="14pt" style:font-weight-asian="bold" style:font-name-complex="Tahoma1" style:font-size-complex="14pt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75561096" text:id="ct175561096">
          <text:insertion>
            <office:change-info>
              <dc:creator>Gauthier Bastien</dc:creator>
              <dc:date>2012-03-21T11:22:00</dc:date>
            </office:change-info>
          </text:insertion>
        </text:changed-region>
        <text:changed-region xml:id="ct175589832" text:id="ct175589832">
          <text:insertion>
            <office:change-info>
              <dc:creator>Gauthier Bastien</dc:creator>
              <dc:date>2011-04-15T11:31:00</dc:date>
            </office:change-info>
          </text:insertion>
        </text:changed-region>
        <text:changed-region xml:id="ct175587552" text:id="ct175587552">
          <text:insertion>
            <office:change-info>
              <dc:creator>Gauthier Bastien</dc:creator>
              <dc:date>2011-04-15T11:31:00</dc:date>
            </office:change-info>
          </text:insertion>
        </text:changed-region>
        <text:changed-region xml:id="ct173213160" text:id="ct173213160">
          <text:insertion>
            <office:change-info>
              <dc:creator>Gauthier Bastien</dc:creator>
              <dc:date>2011-04-15T11:47:00</dc:date>
            </office:change-info>
          </text:insertion>
        </text:changed-region>
        <text:changed-region xml:id="ct175663528" text:id="ct175663528">
          <text:insertion>
            <office:change-info>
              <dc:creator>Gauthier Bastien</dc:creator>
              <dc:date>2011-04-15T11:47:00</dc:date>
            </office:change-info>
          </text:insertion>
        </text:changed-region>
        <text:changed-region xml:id="ct175760880" text:id="ct175760880">
          <text:insertion>
            <office:change-info>
              <dc:creator>Gauthier Bastien</dc:creator>
              <dc:date>2011-04-18T11:37:00</dc:date>
            </office:change-info>
          </text:insertion>
        </text:changed-region>
        <text:changed-region xml:id="ct175764608" text:id="ct175764608">
          <text:insertion>
            <office:change-info>
              <dc:creator>Gauthier Bastien</dc:creator>
              <dc:date>2011-04-18T12:03:00</dc:date>
            </office:change-info>
          </text:insertion>
        </text:changed-region>
        <text:changed-region xml:id="ct175739168" text:id="ct175739168">
          <text:insertion>
            <office:change-info>
              <dc:creator>Gauthier Bastien</dc:creator>
              <dc:date>2011-04-18T11:44:00</dc:date>
            </office:change-info>
          </text:insertion>
        </text:changed-region>
        <text:changed-region xml:id="ct175758304" text:id="ct175758304">
          <text:insertion>
            <office:change-info>
              <dc:creator>Gauthier Bastien</dc:creator>
              <dc:date>2011-04-18T11:44:00</dc:date>
            </office:change-info>
          </text:insertion>
        </text:changed-region>
        <text:changed-region xml:id="ct175759088" text:id="ct175759088">
          <text:insertion>
            <office:change-info>
              <dc:creator>Gauthier Bastien</dc:creator>
              <dc:date>2011-04-18T12:18:00</dc:date>
            </office:change-info>
          </text:insertion>
        </text:changed-region>
        <text:changed-region xml:id="ct175809304" text:id="ct175809304">
          <text:insertion>
            <office:change-info>
              <dc:creator>Gauthier Bastien</dc:creator>
              <dc:date>2011-04-18T12:19:00</dc:date>
            </office:change-info>
          </text:insertion>
        </text:changed-region>
        <text:changed-region xml:id="ct175758952" text:id="ct175758952">
          <text:insertion>
            <office:change-info>
              <dc:creator>Gauthier Bastien</dc:creator>
              <dc:date>2011-04-18T11:55:00</dc:date>
            </office:change-info>
          </text:insertion>
        </text:changed-region>
        <text:changed-region xml:id="ct175731992" text:id="ct175731992">
          <text:insertion>
            <office:change-info>
              <dc:creator>Gauthier Bastien</dc:creator>
              <dc:date>2011-04-18T11:55:00</dc:date>
            </office:change-info>
          </text:insertion>
        </text:changed-region>
        <text:changed-region xml:id="ct175811624" text:id="ct175811624">
          <text:insertion>
            <office:change-info>
              <dc:creator>Gauthier Bastien</dc:creator>
              <dc:date>2013-01-18T12:34:00</dc:date>
            </office:change-info>
          </text:insertion>
        </text:changed-region>
        <text:changed-region xml:id="ct175390656" text:id="ct175390656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75390928" text:id="ct175390928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75727448" text:id="ct175727448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75806432" text:id="ct175806432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75806528" text:id="ct175806528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75899312" text:id="ct175899312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174832520" text:id="ct174832520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174832984" text:id="ct174832984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174832288" text:id="ct174832288">
          <text:insertion>
            <office:change-info>
              <dc:creator>Gauthier Bastien</dc:creator>
              <dc:date>2013-01-18T12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éance du <text:change-start text:change-id="ct175561096"/>self.Title()<text:change-end text:change-id="ct175561096"/></text:p>
      <text:p text:style-name="P9"/>
      <text:p text:style-name="P3">ORDRE DU JOUR</text:p>
      <text:p text:style-name="Standard"/>
      <text:p text:style-name="P3">Séance publique 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Standard"><office:annotation><dc:date>2007-09-24T00:00:00</dc:date><text:p>do row for item in self.adapted().getPrintableItems(itemUids, privacy='public', oralQuestion=False)</text:p></office:annotation><text:change-start text:change-id="ct175589832"/>item.getItemNumber(relativeTo='meeting')<text:change-end text:change-id="ct175589832"/>. <text:change-start text:change-id="ct175587552"/>item.Title()<text:change-end text:change-id="ct175587552"/></text:p>
          </table:table-cell>
        </table:table-row>
      </table:table>
      <text:p text:style-name="Standard"/>
      <text:p text:style-name="P3">Séance à huis clos 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Standard"><office:annotation><dc:date>2007-09-24T00:00:00</dc:date><text:p>do row for item in self.adapted().getPrintableItems(itemUids, privacy='secret', oralQuestion=False)</text:p></office:annotation><text:change-start text:change-id="ct173213160"/>item.getItemNumber(relativeTo='meeting')<text:change-end text:change-id="ct173213160"/>. <text:change-start text:change-id="ct175663528"/>item.Title()<text:change-end text:change-id="ct175663528"/></text:p>
          </table:table-cell>
        </table:table-row>
      </table:table>
      <text:p text:style-name="Standard"/>
      <text:p text:style-name="P3">Etaient présents :</text:p>
      <text:p text:style-name="Standard"><office:annotation><dc:creator>Gauthier Bastien</dc:creator><dc:date>2011-04-18T10:10:11</dc:date><text:p text:style-name="P13"><text:span text:style-name="T4">do text</text:span></text:p><text:p text:style-name="P13"><text:span text:style-name="T4">from xhtml(self.getStrikedAssembly())</text:span></text:p></office:annotation>Assemblée</text:p>
      <text:p text:style-name="Standard"/>
      <text:p text:style-name="Standard"><office:annotation><dc:creator>Gauthier Bastien</dc:creator><dc:date>2011-04-18T10:10:47</dc:date><text:p text:style-name="P13"><text:span text:style-name="T5">do text if self.getObservations()</text:span></text:p><text:p text:style-name="P13"><text:span text:style-name="T5">from xhtml(self.getObservations())</text:span></text:p></office:annotation>Observations sur la séance<text:line-break/></text:p>
      <text:section text:style-name="Sect1" text:name="Section1">
        <text:p text:style-name="Standard"><text:span text:style-name="T1"><office:annotation><dc:creator>Gauthier Bastien</dc:creator><dc:date>2011-04-18T11:35:15</dc:date><text:p text:style-name="P13"><text:span text:style-name="T4">do section if len(</text:span><text:span text:style-name="T6">self.adapted().getPrintableItems(itemUids, late=True, oralQuestion=True)) &gt; 0</text:span></text:p></office:annotation></text:span><text:span text:style-name="T1">Questions orales:</text:span>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3"><office:annotation><dc:creator>Gauthier Bastien</dc:creator><dc:date>2011-04-18T10:11:54</dc:date><text:p text:style-name="P13"><text:span text:style-name="T5">do row for item in self.adapted().getPrintableItems(itemUids, late=True, oralQuestion=True)</text:span></text:p></office:annotation>De <text:change-start text:change-id="ct175760880"/>item.displayValue(item.listCategories(), item.getCategory())<text:change-end text:change-id="ct175760880"/></text:p>
              <text:p text:style-name="P3"><text:change-start text:change-id="ct175764608"/>item.Title()<text:change-end text:change-id="ct175764608"/></text:p>
              <text:p text:style-name="Standard"><office:annotation><dc:creator>Gauthier Bastien</dc:creator><dc:date>2011-04-18T11:37:54</dc:date><text:p text:style-name="P13"><text:span text:style-name="T5">do text</text:span></text:p><text:p text:style-name="P13"><text:span text:style-name="T5">from xhtml(item.Description())</text:span></text:p></office:annotation>Description de la question orale</text:p>
            </table:table-cell>
          </table:table-row>
        </table:table>
        <text:p text:style-name="Standard"/>
        <text:p text:style-name="Standard">Le Conseil accepte. <text:s/>Ces points seront discutés en fin de séance publique.</text:p>
      </text:section>
      <text:p text:style-name="Standard"/>
      <text:p text:style-name="P4">SEANCE PUBLIQUE</text:p>
      <text:section text:style-name="Sect1" text:name="Section2">
        <text:p text:style-name="Standard"><office:annotation><dc:creator>Gauthier Bastien</dc:creator><dc:date>2011-04-18T11:40:28</dc:date><text:p text:style-name="P13"><text:span text:style-name="T4">do section for item in self.adapted().getPrintableItems(itemUids, privacy='public', oralQuestion=False)</text:span></text:p></office:annotation></text:p>
        <table:table table:name="Tableau4" table:style-name="Tableau4">
          <table:table-column table:style-name="Tableau4.A"/>
          <table:table-row>
            <table:table-cell table:style-name="Tableau4.A1" office:value-type="string">
              <text:p text:style-name="P8">OBJET N°<text:change-start text:change-id="ct175739168"/>item.getItemNumber(relativeTo='meeting')<text:change-end text:change-id="ct175739168"/> : <text:change-start text:change-id="ct175758304"/>item.Title()<text:change-end text:change-id="ct175758304"/></text:p>
            </table:table-cell>
          </table:table-row>
        </table:table>
        <text:p text:style-name="Standard"><office:annotation><dc:creator>Gauthier Bastien</dc:creator><dc:date>2011-04-18T11:45:56</dc:date><text:p text:style-name="P13"><text:span text:style-name="T4">do text</text:span></text:p><text:p text:style-name="P13"><text:span text:style-name="T4">from xhtml(item.getDeliberation())</text:span></text:p></office:annotation>Décision/Délibération</text:p>
        <text:p text:style-name="Standard"/>
        <text:section text:style-name="Sect1" text:name="Section5">
          <text:p text:style-name="P3"><office:annotation><dc:creator>Gauthier Bastien</dc:creator><dc:date>2011-04-18T12:05:04</dc:date><text:p text:style-name="P13"><text:span text:style-name="T4">do section if item.getObservations()</text:span></text:p></office:annotation>Interventions :</text:p>
          <text:p text:style-name="Standard"><office:annotation><dc:creator>Gauthier Bastien</dc:creator><dc:date>2011-04-18T11:47:30</dc:date><text:p text:style-name="P13"><text:span text:style-name="T4">do text</text:span></text:p><text:p text:style-name="P13"><text:span text:style-name="T4">from xhtml(item.getObservations())</text:span></text:p></office:annotation>Interventions/Observations</text:p>
        </text:section>
        <text:p text:style-name="Standard"/>
      </text:section>
      <text:section text:style-name="Sect1" text:name="Section3">
        <text:p text:style-name="P7">Le Président de la séance procède à l'examen des questions orales :</text:p>
        <text:p text:style-name="P6"/>
        <text:p text:style-name="P2"><text:span text:style-name="T1"><office:annotation><dc:creator>Gauthier Bastien</dc:creator><dc:date>2011-04-18T11:35:15</dc:date><text:p text:style-name="P13"><text:span text:style-name="T4">do section if len(</text:span><text:span text:style-name="T6">self.adapted().getPrintableItems(itemUids, late=True, oralQuestion=True)) &gt; 0</text:span></text:p></office:annotation></text:span><text:span text:style-name="T1">QUESTIONS ORALES<text:line-break/></text:span></text:p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P3"><office:annotation><dc:creator>Gauthier Bastien</dc:creator><dc:date>2011-04-18T10:11:54</dc:date><text:p text:style-name="P13"><text:span text:style-name="T5">do row for item in self.adapted().getPrintableItems(itemUids, late=True, oralQuestion=True)</text:span></text:p></office:annotation>De <text:change-start text:change-id="ct175759088"/>item.displayValue(item.listCategories(), item.getCategory())<text:change-end text:change-id="ct175759088"/></text:p>
              <text:p text:style-name="P3"><text:change-start text:change-id="ct175809304"/>item.Title()<text:change-end text:change-id="ct175809304"/></text:p>
              <text:p text:style-name="Standard"><office:annotation><dc:creator>Gauthier Bastien</dc:creator><dc:date>2011-04-18T11:37:54</dc:date><text:p text:style-name="P13"><text:span text:style-name="T5">do text</text:span></text:p><text:p text:style-name="P13"><text:span text:style-name="T5">from xhtml(item.Description())</text:span></text:p></office:annotation>Description de la question orale</text:p>
              <text:p text:style-name="Standard"><office:annotation><dc:creator>Gauthier Bastien</dc:creator><dc:date>2011-04-18T11:51:02</dc:date><text:p text:style-name="P13"><text:span text:style-name="T5">do text</text:span></text:p><text:p text:style-name="P13"><text:span text:style-name="T5">from xhtml(item.getDeliberation())</text:span></text:p></office:annotation>Réponse de la question orale</text:p>
              <text:p text:style-name="P3"><office:annotation><dc:creator>Gauthier Bastien</dc:creator><dc:date>2011-04-18T12:05:04</dc:date><text:p text:style-name="P13"><text:span text:style-name="T4">do text if item.getObservations()</text:span></text:p></office:annotation>Interventions :</text:p>
              <text:p text:style-name="Standard"><office:annotation><dc:creator>Gauthier Bastien</dc:creator><dc:date>2011-04-18T11:51:39</dc:date><text:p text:style-name="P13"><text:span text:style-name="T5">do text</text:span></text:p><text:p text:style-name="P13"><text:span text:style-name="T5">from xhtml(item.getObservations())</text:span></text:p></office:annotation>Interventions sur la question orale</text:p>
            </table:table-cell>
          </table:table-row>
        </table:table>
        <text:p text:style-name="Standard"/>
      </text:section>
      <text:p text:style-name="Standard"/>
      <text:p text:style-name="P4">SEANCES A HUIS CLOS</text:p>
      <text:section text:style-name="Sect1" text:name="Section4">
        <text:p text:style-name="Standard"><office:annotation><dc:creator>Gauthier Bastien</dc:creator><dc:date>2011-04-18T11:40:28</dc:date><text:p text:style-name="P13"><text:span text:style-name="T4">do section for item in self.adapted().getPrintableItems(itemUids, privacy='secret', oralQuestion=False)</text:span></text:p></office:annotation></text:p>
        <table:table table:name="Tableau6" table:style-name="Tableau6">
          <table:table-column table:style-name="Tableau6.A"/>
          <table:table-row>
            <table:table-cell table:style-name="Tableau6.A1" office:value-type="string">
              <text:p text:style-name="P5">OBJET N°<text:change-start text:change-id="ct175758952"/>item.getItemNumber(relativeTo='meeting')<text:change-end text:change-id="ct175758952"/> : <text:change-start text:change-id="ct175731992"/>item.Title()<text:change-end text:change-id="ct175731992"/></text:p>
            </table:table-cell>
          </table:table-row>
        </table:table>
        <text:p text:style-name="Standard"><office:annotation><dc:creator>Gauthier Bastien</dc:creator><dc:date>2011-04-18T11:45:56</dc:date><text:p text:style-name="P13"><text:span text:style-name="T4">do text</text:span></text:p><text:p text:style-name="P13"><text:span text:style-name="T4">from xhtml(item.getDeliberation())</text:span></text:p></office:annotation>Décision/Délibération</text:p>
        <text:p text:style-name="Standard"/>
        <text:p text:style-name="P3"><office:annotation><dc:creator>Gauthier Bastien</dc:creator><dc:date>2011-04-18T12:05:04</dc:date><text:p text:style-name="P13"><text:span text:style-name="T4">do text if item.getObservations()</text:span></text:p></office:annotation>Interventions :</text:p>
        <text:p text:style-name="Standard"><office:annotation><dc:creator>Gauthier Bastien</dc:creator><dc:date>2011-04-18T11:47:30</dc:date><text:p text:style-name="P13"><text:span text:style-name="T4">do text</text:span></text:p><text:p text:style-name="P13"><text:span text:style-name="T4">from xhtml(item.getObservations())</text:span></text:p></office:annotation>Interventions/Observations</text:p>
      </text:section>
      <text:p text:style-name="Standard"/>
      <text:p text:style-name="Standard"/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0"><office:annotation><dc:creator>Gauthier Bastien</dc:creator><dc:date>2013-01-17T14:54:09</dc:date><text:p text:style-name="P13"><text:span text:style-name="T3">do text if self.getSignatures()</text:span></text:p></office:annotation><text:change-start text:change-id="ct175811624"/>self.getSignatures().split('\n')[0]<text:change-end text:change-id="ct175811624"/></text:p>
            <text:p text:style-name="P10"><office:annotation><dc:creator>Gauthier Bastien</dc:creator><dc:date>2013-01-17T15:13:33</dc:date><text:p text:style-name="P13"><text:span text:style-name="T2">do text if not self.getSignatures()</text:span></text:p></office:annotation><text:change-start text:change-id="ct175390656"/>self.getSignatories(theObjects=True)[1].getGender()=='m' and 'Le' or 'La'<text:change-end text:change-id="ct175390656"/> <office:annotation><dc:creator>Gauthier Bastien</dc:creator><dc:date>2013-01-17T15:13:33</dc:date><text:p text:style-name="P13"><text:span text:style-name="T2">do text if not self.getSignatures()</text:span></text:p></office:annotation><text:change-start text:change-id="ct175390928"/>self.getSignatories(theObjects=True)[1].getDuty()<text:change-end text:change-id="ct175390928"/></text:p>
          </table:table-cell>
          <table:table-cell table:style-name="Tableau7.A1" office:value-type="string">
            <text:p text:style-name="P11"><office:annotation><dc:creator>Gauthier Bastien</dc:creator><dc:date>2013-01-17T14:54:09</dc:date><text:p text:style-name="P13"><text:span text:style-name="T2">do text if self.getSignatures()</text:span></text:p></office:annotation><text:change-start text:change-id="ct175727448"/>self.getSignatures().split('\n')[2]<text:change-end text:change-id="ct175727448"/></text:p>
            <text:p text:style-name="P11"><office:annotation><dc:creator>Gauthier Bastien</dc:creator><dc:date>2013-01-17T15:13:33</dc:date><text:p text:style-name="P13"><text:span text:style-name="T2">do text if not self.getSignatures()</text:span></text:p></office:annotation><text:change-start text:change-id="ct175806432"/>self.getSignatories(theObjects=True)[0].getGender()=='m' and 'Le' or 'La'<text:change-end text:change-id="ct175806432"/> <office:annotation><dc:creator>Gauthier Bastien</dc:creator><dc:date>2013-01-17T15:13:33</dc:date><text:p text:style-name="P13"><text:span text:style-name="T2">do text if not self.getSignatures()</text:span></text:p></office:annotation><text:change-start text:change-id="ct175806528"/>self.getSignatories(theObjects=True)[0].getDuty()<text:change-end text:change-id="ct175806528"/></text:p>
          </table:table-cell>
        </table:table-row>
        <table:table-row>
          <table:table-cell table:style-name="Tableau7.A1" office:value-type="string">
            <text:p text:style-name="P10"/>
            <text:p text:style-name="P10"><text:soft-page-break/></text:p>
            <text:p text:style-name="P10"/>
            <text:p text:style-name="P10"/>
            <text:p text:style-name="P10"/>
          </table:table-cell>
          <table:table-cell table:style-name="Tableau7.A1" office:value-type="string">
            <text:p text:style-name="P11"/>
          </table:table-cell>
        </table:table-row>
        <table:table-row>
          <table:table-cell table:style-name="Tableau7.A1" office:value-type="string">
            <text:p text:style-name="P10"><office:annotation><dc:creator>Gauthier Bastien</dc:creator><dc:date>2013-01-17T14:54:09</dc:date><text:p text:style-name="P13"><text:span text:style-name="T3">do text if self.getSignatures()</text:span></text:p></office:annotation><text:change-start text:change-id="ct175899312"/>self.getSignatures().split('\n')[1]<text:change-end text:change-id="ct175899312"/></text:p>
            <text:p text:style-name="P10"><office:annotation><dc:creator>Gauthier Bastien</dc:creator><dc:date>2013-01-17T15:13:33</dc:date><text:p text:style-name="P13"><text:span text:style-name="T2">do text if not self.getSignatures()</text:span></text:p></office:annotation><text:change-start text:change-id="ct174832520"/>self.getSignatories(theObjects=True)[1].Title()<text:change-end text:change-id="ct174832520"/></text:p>
          </table:table-cell>
          <table:table-cell table:style-name="Tableau7.A1" office:value-type="string">
            <text:p text:style-name="P11"><office:annotation><dc:creator>Gauthier Bastien</dc:creator><dc:date>2013-01-17T14:54:09</dc:date><text:p text:style-name="P13"><text:span text:style-name="T3">do text if self.getSignatures()</text:span></text:p></office:annotation><text:change-start text:change-id="ct174832984"/>self.getSignatures().split('\n')[3]<text:change-end text:change-id="ct174832984"/></text:p>
            <text:p text:style-name="P11"><office:annotation><dc:creator>Gauthier Bastien</dc:creator><dc:date>2013-01-17T15:13:33</dc:date><text:p text:style-name="P13"><text:span text:style-name="T2">do text if not self.getSignatures()</text:span></text:p></office:annotation><text:change-start text:change-id="ct174832288"/>self.getSignatories(theObjects=True)[0].Title()<text:change-end text:change-id="ct17483228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size="10pt" fo:language="fr" fo:country="B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4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-1.951cm" fo:margin-right="2.798cm" fo:margin-top="0cm" fo:margin-bottom="0cm" fo:text-align="justify" style:justify-single-word="false" fo:text-indent="-0.049cm" style:auto-text-indent="false" fo:keep-with-next="always"/>
      <style:text-properties fo:font-size="14pt" style:font-name-asian="Arial Unicode MS" style:font-size-asian="14pt" style:font-name-complex="Arial Unicode MS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2.23cm" fo:margin-right="0cm" fo:margin-top="0.423cm" fo:margin-bottom="0.423cm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2.23cm" fo:margin-right="0cm" fo:margin-top="0.423cm" fo:margin-bottom="0.423cm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5.001cm" fo:margin-right="1.247cm" fo:margin-top="0cm" fo:margin-bottom="0cm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="100%" fo:margin-left="4.501cm" fo:margin-right="2.798cm" fo:margin-top="0cm" fo:margin-bottom="0cm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1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andard2" style:family="paragraph">
      <style:text-properties style:font-name="Tahoma" fo:font-size="10pt"/>
    </style:style>
    <style:style style:name="WW8Num7z1" style:family="text">
      <style:text-properties style:font-name="Tahoma1" style:font-name-asian="Times New Roman" style:font-name-complex="Tahoma1"/>
    </style:style>
    <style:style style:name="WW8Num10z0" style:family="text">
      <style:text-properties style:font-name="Tahoma1" style:font-name-asian="Times New Roman" style:font-name-complex="Tahoma1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16cm" fo:margin-left="0cm" fo:margin-right="0cm" fo:margin-top="0.21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mbreville, le </dc:title>
    <meta:initial-creator>Commune de Sambreville</meta:initial-creator>
    <meta:creation-date>2011-04-05T10:28:00</meta:creation-date>
    <dc:creator>Gauthier Bastien</dc:creator>
    <dc:date>2013-08-09T13:52:22</dc:date>
    <meta:print-date>2011-04-06T15:03:00</meta:print-date>
    <meta:editing-cycles>73</meta:editing-cycles>
    <meta:editing-duration>PT16H17M10S</meta:editing-duration>
    <meta:generator>LibreOffice/3.5$Linux_x86 LibreOffice_project/350m1$Build-2</meta:generator>
    <meta:document-statistic meta:table-count="7" meta:image-count="0" meta:object-count="0" meta:page-count="2" meta:paragraph-count="42" meta:word-count="155" meta:character-count="1496" meta:non-whitespace-character-count="1409"/>
    <meta:user-defined meta:name="_AdHocReviewCycleID" meta:value-type="float">853945341</meta:user-defined>
    <meta:user-defined meta:name="_AuthorEmail">rmnameche@commune.sambreville.be</meta:user-defined>
    <meta:user-defined meta:name="_AuthorEmailDisplayName">Namèche Rose-Marie</meta:user-defined>
    <meta:user-defined meta:name="_EmailSubject"/>
  </office:meta>
</office:document-meta>
</file>